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f217" officeooo:paragraph-rsid="0016f217"/>
    </style:style>
    <style:style style:name="P2" style:family="paragraph" style:parent-style-name="Standard">
      <style:text-properties fo:font-weight="bold" officeooo:paragraph-rsid="0016f217" style:font-weight-asian="bold" style:font-weight-complex="bold"/>
    </style:style>
    <style:style style:name="P3" style:family="paragraph" style:parent-style-name="Standard">
      <style:text-properties officeooo:paragraph-rsid="0016f217"/>
    </style:style>
    <style:style style:name="P4" style:family="paragraph" style:parent-style-name="Standard">
      <style:text-properties style:text-underline-style="none" officeooo:rsid="0016f217" officeooo:paragraph-rsid="0016f217"/>
    </style:style>
    <style:style style:name="P5" style:family="paragraph" style:parent-style-name="Standard">
      <style:text-properties style:text-underline-style="none" fo:font-weight="bold" officeooo:rsid="0016f217" officeooo:paragraph-rsid="0016f217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16f217" officeooo:paragraph-rsid="00184d52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6f217" officeooo:paragraph-rsid="001a823e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1a823e" officeooo:paragraph-rsid="001eca2b" style:font-weight-asian="bold" style:font-weight-complex="bold"/>
    </style:style>
    <style:style style:name="P9" style:family="paragraph" style:parent-style-name="Standard">
      <style:text-properties style:text-underline-style="none" officeooo:rsid="00173a61" officeooo:paragraph-rsid="00173a61"/>
    </style:style>
    <style:style style:name="P10" style:family="paragraph" style:parent-style-name="Standard">
      <style:text-properties style:text-underline-style="none" officeooo:rsid="00173a61" officeooo:paragraph-rsid="00184d52"/>
    </style:style>
    <style:style style:name="P11" style:family="paragraph" style:parent-style-name="Standard">
      <style:text-properties style:text-underline-style="none" fo:font-weight="normal" officeooo:rsid="00184d52" officeooo:paragraph-rsid="00184d52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84d52" officeooo:paragraph-rsid="001a96cc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84d52" officeooo:paragraph-rsid="001eca2b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a823e" officeooo:paragraph-rsid="001a823e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a823e" officeooo:paragraph-rsid="001d85b4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a823e" officeooo:paragraph-rsid="001eca2b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a823e" officeooo:paragraph-rsid="0024ae26" style:font-weight-asian="normal" style:font-weight-complex="normal"/>
    </style:style>
    <style:style style:name="P18" style:family="paragraph" style:parent-style-name="Standard">
      <style:text-properties fo:font-size="16pt" fo:font-style="normal" style:text-underline-style="solid" style:text-underline-width="auto" style:text-underline-color="font-color" officeooo:rsid="0016f217" officeooo:paragraph-rsid="0016f217" style:font-size-asian="16pt" style:font-style-asian="normal" style:font-size-complex="16pt" style:font-style-complex="normal"/>
    </style:style>
    <style:style style:name="P19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16f217" officeooo:paragraph-rsid="00243442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text-properties fo:font-size="15pt" fo:font-weight="bold" officeooo:rsid="0016f217" officeooo:paragraph-rsid="0016f217" style:font-size-asian="15pt" style:font-weight-asian="bold" style:font-size-complex="15pt" style:font-weight-complex="bold"/>
    </style:style>
    <style:style style:name="P21" style:family="paragraph" style:parent-style-name="Standard">
      <style:text-properties style:text-underline-style="none" officeooo:rsid="0016f217" officeooo:paragraph-rsid="0016f217"/>
    </style:style>
    <style:style style:name="P22" style:family="paragraph" style:parent-style-name="Standard">
      <style:text-properties style:text-underline-style="none" officeooo:rsid="0016f217" officeooo:paragraph-rsid="002733f1"/>
    </style:style>
    <style:style style:name="P23" style:family="paragraph" style:parent-style-name="Standard">
      <style:text-properties style:text-underline-style="none" officeooo:rsid="0016f217" officeooo:paragraph-rsid="0029e8d7"/>
    </style:style>
    <style:style style:name="P24" style:family="paragraph" style:parent-style-name="Standard">
      <style:text-properties style:text-underline-style="none" fo:font-weight="bold" officeooo:rsid="0016f217" officeooo:paragraph-rsid="002733f1" style:font-weight-asian="bold" style:font-weight-complex="bold"/>
    </style:style>
    <style:style style:name="P25" style:family="paragraph" style:parent-style-name="Standard">
      <style:text-properties style:text-underline-style="none" fo:font-weight="bold" officeooo:rsid="001a823e" officeooo:paragraph-rsid="002733f1" style:font-weight-asian="bold" style:font-weight-complex="bold"/>
    </style:style>
    <style:style style:name="P26" style:family="paragraph" style:parent-style-name="Standard">
      <style:text-properties style:text-underline-style="none" fo:font-weight="bold" officeooo:rsid="001a823e" officeooo:paragraph-rsid="00304703" style:font-weight-asian="bold" style:font-weight-complex="bold"/>
    </style:style>
    <style:style style:name="P27" style:family="paragraph" style:parent-style-name="Standard">
      <style:text-properties style:text-underline-style="none" officeooo:rsid="00173a61" officeooo:paragraph-rsid="0029e8d7"/>
    </style:style>
    <style:style style:name="P28" style:family="paragraph" style:parent-style-name="Standard">
      <style:text-properties style:text-underline-style="none" fo:font-weight="normal" officeooo:rsid="00184d52" officeooo:paragraph-rsid="002a1f4b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184d52" officeooo:paragraph-rsid="002cbacb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184d52" officeooo:paragraph-rsid="002cbfdb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184d52" officeooo:paragraph-rsid="002fcbf7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1a823e" officeooo:paragraph-rsid="002c076f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1a823e" officeooo:paragraph-rsid="002cbacb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1a823e" officeooo:paragraph-rsid="002ed79d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1a823e" officeooo:paragraph-rsid="002fcbf7" style:font-weight-asian="normal" style:font-weight-complex="normal"/>
    </style:style>
    <style:style style:name="P36" style:family="paragraph" style:parent-style-name="Standard">
      <style:text-properties fo:font-variant="normal" fo:text-transform="none" fo:color="#222222" fo:letter-spacing="normal" style:text-underline-style="none" officeooo:rsid="0016f217" officeooo:paragraph-rsid="0016f217"/>
    </style:style>
    <style:style style:name="P37" style:family="paragraph" style:parent-style-name="Standard">
      <style:text-properties fo:font-variant="normal" fo:text-transform="none" fo:color="#222222" fo:letter-spacing="normal" style:text-underline-style="none" officeooo:rsid="0016f217" officeooo:paragraph-rsid="00184d52"/>
    </style:style>
    <style:style style:name="P38" style:family="paragraph" style:parent-style-name="Standard">
      <style:text-properties fo:font-variant="normal" fo:text-transform="none" fo:color="#222222" fo:letter-spacing="normal" style:text-underline-style="none" officeooo:rsid="0016f217" officeooo:paragraph-rsid="002733f1"/>
    </style:style>
    <style:style style:name="P39" style:family="paragraph" style:parent-style-name="Standard">
      <style:text-properties fo:font-variant="normal" fo:text-transform="none" fo:color="#222222" fo:letter-spacing="normal" style:text-underline-style="none" officeooo:rsid="0016f217" officeooo:paragraph-rsid="002b48cf"/>
    </style:style>
    <style:style style:name="P40" style:family="paragraph" style:parent-style-name="Standard">
      <style:text-properties fo:font-variant="normal" fo:text-transform="none" fo:color="#222222" fo:letter-spacing="normal" style:text-underline-style="none" fo:font-weight="normal" officeooo:rsid="0016f217" officeooo:paragraph-rsid="001a823e" style:font-weight-asian="normal" style:font-weight-complex="normal"/>
    </style:style>
    <style:style style:name="P41" style:family="paragraph" style:parent-style-name="Standard">
      <style:text-properties fo:font-variant="normal" fo:text-transform="none" fo:color="#222222" fo:letter-spacing="normal" style:text-underline-style="none" fo:font-weight="normal" officeooo:rsid="0016f217" officeooo:paragraph-rsid="001eca2b" style:font-weight-asian="normal" style:font-weight-complex="normal"/>
    </style:style>
    <style:style style:name="P42" style:family="paragraph" style:parent-style-name="Standard">
      <style:text-properties fo:font-variant="normal" fo:text-transform="none" fo:color="#222222" fo:letter-spacing="normal" style:text-underline-style="none" fo:font-weight="normal" officeooo:rsid="0016f217" officeooo:paragraph-rsid="002733f1" style:font-weight-asian="normal" style:font-weight-complex="normal"/>
    </style:style>
    <style:style style:name="P43" style:family="paragraph" style:parent-style-name="Standard">
      <style:text-properties fo:font-variant="normal" fo:text-transform="none" fo:color="#222222" fo:letter-spacing="normal" style:text-underline-style="none" fo:font-weight="normal" officeooo:rsid="001eca2b" officeooo:paragraph-rsid="001eca2b" style:font-weight-asian="normal" style:font-weight-complex="normal"/>
    </style:style>
    <style:style style:name="P44" style:family="paragraph" style:parent-style-name="Standard">
      <style:text-properties fo:font-variant="normal" fo:text-transform="none" fo:color="#222222" fo:letter-spacing="normal" style:text-underline-style="none" fo:font-weight="normal" officeooo:rsid="001eca2b" officeooo:paragraph-rsid="002733f1" style:font-weight-asian="normal" style:font-weight-complex="normal"/>
    </style:style>
    <style:style style:name="P45" style:family="paragraph" style:parent-style-name="Standard">
      <style:text-properties fo:font-variant="normal" fo:text-transform="none" fo:color="#222222" fo:letter-spacing="normal" style:text-underline-style="none" fo:font-weight="normal" officeooo:rsid="001a823e" officeooo:paragraph-rsid="002a1f4b" style:font-weight-asian="normal" style:font-weight-complex="normal"/>
    </style:style>
    <style:style style:name="P46" style:family="paragraph" style:parent-style-name="Standard">
      <style:text-properties fo:font-variant="normal" fo:text-transform="none" fo:color="#222222" fo:letter-spacing="normal" style:text-underline-style="solid" style:text-underline-width="auto" style:text-underline-color="font-color" fo:font-weight="bold" officeooo:rsid="001a823e" officeooo:paragraph-rsid="001a823e" style:font-weight-asian="bold" style:font-weight-complex="bold"/>
    </style:style>
    <style:style style:name="P47" style:family="paragraph" style:parent-style-name="Standard">
      <style:text-properties fo:font-variant="normal" fo:text-transform="none" fo:color="#222222" fo:letter-spacing="normal" style:text-underline-style="solid" style:text-underline-width="auto" style:text-underline-color="font-color" fo:font-weight="bold" officeooo:rsid="001a823e" officeooo:paragraph-rsid="002733f1" style:font-weight-asian="bold" style:font-weight-complex="bold"/>
    </style:style>
    <style:style style:name="P48" style:family="paragraph" style:parent-style-name="Standard">
      <style:text-properties fo:font-variant="normal" fo:text-transform="none" fo:color="#0000a8" fo:letter-spacing="normal" style:text-underline-style="none" officeooo:rsid="0016f217" officeooo:paragraph-rsid="0016f217"/>
    </style:style>
    <style:style style:name="P49" style:family="paragraph" style:parent-style-name="Standard">
      <style:text-properties fo:font-variant="normal" fo:text-transform="none" fo:color="#0000a8" fo:letter-spacing="normal" style:text-underline-style="none" officeooo:rsid="0016f217" officeooo:paragraph-rsid="0029e8d7"/>
    </style:style>
    <style:style style:name="P50" style:family="paragraph" style:parent-style-name="Standard">
      <style:text-properties fo:font-variant="normal" fo:text-transform="none" fo:color="#0000a8" fo:letter-spacing="normal" style:text-underline-style="none" fo:font-weight="normal" officeooo:rsid="00184d52" officeooo:paragraph-rsid="001a823e" style:font-weight-asian="normal" style:font-weight-complex="normal"/>
    </style:style>
    <style:style style:name="P51" style:family="paragraph" style:parent-style-name="Standard">
      <style:text-properties fo:font-variant="normal" fo:text-transform="none" fo:color="#0000a8" fo:letter-spacing="normal" style:text-underline-style="none" fo:font-weight="normal" officeooo:rsid="00184d52" officeooo:paragraph-rsid="002733f1" style:font-weight-asian="normal" style:font-weight-complex="normal"/>
    </style:style>
    <style:style style:name="P52" style:family="paragraph" style:parent-style-name="Standard">
      <style:text-properties fo:font-size="12pt" fo:font-style="normal" style:text-underline-style="none" fo:font-weight="normal" officeooo:rsid="00243442" officeooo:paragraph-rsid="00243442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font-size="12pt" fo:font-style="normal" style:text-underline-style="none" fo:font-weight="normal" officeooo:rsid="00304703" officeooo:paragraph-rsid="00304703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font-size="16pt" fo:font-style="normal" style:text-underline-style="solid" style:text-underline-width="auto" style:text-underline-color="font-color" officeooo:rsid="0016f217" officeooo:paragraph-rsid="002733f1" style:font-size-asian="16pt" style:font-style-asian="normal" style:font-size-complex="16pt" style:font-style-complex="normal"/>
    </style:style>
    <style:style style:name="P55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16f217" officeooo:paragraph-rsid="002733f1" style:font-size-asian="16pt" style:font-style-asian="normal" style:font-weight-asian="bold" style:font-size-complex="16pt" style:font-style-complex="normal" style:font-weight-complex="bold"/>
    </style:style>
    <style:style style:name="P56" style:family="paragraph" style:parent-style-name="Standard">
      <style:text-properties officeooo:rsid="0016f217" officeooo:paragraph-rsid="002733f1"/>
    </style:style>
    <style:style style:name="P57" style:family="paragraph" style:parent-style-name="Standard">
      <style:text-properties fo:font-weight="bold" officeooo:paragraph-rsid="002733f1" style:font-weight-asian="bold" style:font-weight-complex="bold"/>
    </style:style>
    <style:style style:name="P58" style:family="paragraph" style:parent-style-name="Standard">
      <style:text-properties officeooo:paragraph-rsid="002733f1"/>
    </style:style>
    <style:style style:name="P59" style:family="paragraph" style:parent-style-name="Standard">
      <style:text-properties officeooo:paragraph-rsid="0034876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f217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6f217"/>
    </style:style>
    <style:style style:name="T5" style:family="text">
      <style:text-properties style:text-underline-style="none" officeooo:rsid="00211b78"/>
    </style:style>
    <style:style style:name="T6" style:family="text">
      <style:text-properties fo:font-variant="normal" fo:text-transform="none" fo:color="#222222" fo:letter-spacing="normal"/>
    </style:style>
    <style:style style:name="T7" style:family="text">
      <style:text-properties fo:font-variant="normal" fo:text-transform="none" fo:color="#222222" fo:letter-spacing="normal" style:text-underline-style="none" officeooo:rsid="0016f217"/>
    </style:style>
    <style:style style:name="T8" style:family="text">
      <style:text-properties fo:font-variant="normal" fo:text-transform="none" fo:color="#222222" fo:letter-spacing="normal" style:text-underline-style="none" fo:font-weight="normal" officeooo:rsid="0016f217" style:font-weight-asian="normal" style:font-weight-complex="normal"/>
    </style:style>
    <style:style style:name="T9" style:family="text">
      <style:text-properties fo:font-variant="normal" fo:text-transform="none" fo:color="#222222" fo:letter-spacing="normal" style:text-underline-style="none" fo:font-weight="normal" officeooo:rsid="0034876d" style:font-weight-asian="normal" style:font-weight-complex="normal"/>
    </style:style>
    <style:style style:name="T10" style:family="text">
      <style:text-properties fo:font-variant="normal" fo:text-transform="none" fo:color="#222222" fo:letter-spacing="normal" officeooo:rsid="0016f217"/>
    </style:style>
    <style:style style:name="T11" style:family="text">
      <style:text-properties fo:font-variant="normal" fo:text-transform="none" fo:color="#222222" fo:letter-spacing="normal" style:text-underline-style="solid" style:text-underline-width="auto" style:text-underline-color="font-color" officeooo:rsid="001a823e"/>
    </style:style>
    <style:style style:name="T12" style:family="text">
      <style:text-properties fo:font-variant="normal" fo:text-transform="none" fo:color="#222222" fo:letter-spacing="normal" style:text-underline-style="solid" style:text-underline-width="auto" style:text-underline-color="font-color" officeooo:rsid="0016f217"/>
    </style:style>
    <style:style style:name="T13" style:family="text">
      <style:text-properties fo:font-variant="normal" fo:text-transform="none" fo:color="#222222" fo:letter-spacing="normal" style:text-underline-style="solid" style:text-underline-width="auto" style:text-underline-color="font-color" officeooo:rsid="001eca2b"/>
    </style:style>
    <style:style style:name="T14" style:family="text">
      <style:text-properties fo:font-variant="normal" fo:text-transform="none" fo:color="#222222" fo:letter-spacing="normal" officeooo:rsid="001a823e"/>
    </style:style>
    <style:style style:name="T15" style:family="text">
      <style:text-properties fo:font-variant="normal" fo:text-transform="none" fo:color="#222222" fo:letter-spacing="normal" officeooo:rsid="001a96cc"/>
    </style:style>
    <style:style style:name="T16" style:family="text">
      <style:text-properties fo:font-variant="normal" fo:text-transform="none" fo:color="#222222" fo:letter-spacing="normal" officeooo:rsid="001eca2b"/>
    </style:style>
    <style:style style:name="T17" style:family="text">
      <style:text-properties fo:font-variant="normal" fo:text-transform="none" fo:color="#222222" fo:letter-spacing="normal" fo:font-weight="normal" style:font-weight-asian="normal" style:font-weight-complex="normal"/>
    </style:style>
    <style:style style:name="T18" style:family="text">
      <style:text-properties fo:font-variant="normal" fo:text-transform="none" fo:color="#222222" fo:letter-spacing="normal" fo:font-weight="normal" officeooo:rsid="0016f217" style:font-weight-asian="normal" style:font-weight-complex="normal"/>
    </style:style>
    <style:style style:name="T19" style:family="text">
      <style:text-properties fo:font-variant="normal" fo:text-transform="none" fo:color="#222222" fo:letter-spacing="normal" fo:font-weight="normal" officeooo:rsid="00243442" style:font-weight-asian="normal" style:font-weight-complex="normal"/>
    </style:style>
    <style:style style:name="T20" style:family="text">
      <style:text-properties fo:font-variant="normal" fo:text-transform="none" fo:color="#222222" fo:letter-spacing="normal" officeooo:rsid="0024ae26"/>
    </style:style>
    <style:style style:name="T21" style:family="text">
      <style:text-properties fo:font-variant="normal" fo:text-transform="none" fo:color="#222222" fo:letter-spacing="normal" officeooo:rsid="00261f62"/>
    </style:style>
    <style:style style:name="T22" style:family="text">
      <style:text-properties fo:font-variant="normal" fo:text-transform="none" fo:color="#222222" fo:letter-spacing="normal" officeooo:rsid="00262bec"/>
    </style:style>
    <style:style style:name="T23" style:family="text">
      <style:text-properties fo:font-variant="normal" fo:text-transform="none" fo:color="#222222" fo:letter-spacing="normal" officeooo:rsid="002a1f4b"/>
    </style:style>
    <style:style style:name="T24" style:family="text">
      <style:text-properties fo:font-variant="normal" fo:text-transform="none" fo:color="#222222" fo:letter-spacing="normal" officeooo:rsid="0018cf34"/>
    </style:style>
    <style:style style:name="T25" style:family="text">
      <style:text-properties fo:font-variant="normal" fo:text-transform="none" fo:color="#222222" fo:letter-spacing="normal" officeooo:rsid="002cbacb"/>
    </style:style>
    <style:style style:name="T26" style:family="text">
      <style:text-properties fo:font-variant="normal" fo:text-transform="none" fo:color="#222222" fo:letter-spacing="normal" officeooo:rsid="002d4f4e"/>
    </style:style>
    <style:style style:name="T27" style:family="text">
      <style:text-properties fo:font-variant="normal" fo:text-transform="none" fo:color="#222222" fo:letter-spacing="normal" officeooo:rsid="002ed79d"/>
    </style:style>
    <style:style style:name="T28" style:family="text">
      <style:text-properties fo:font-variant="normal" fo:text-transform="none" fo:color="#222222" fo:letter-spacing="normal" officeooo:rsid="0031d5a9"/>
    </style:style>
    <style:style style:name="T29" style:family="text">
      <style:text-properties fo:font-variant="normal" fo:text-transform="none" fo:color="#222222" fo:letter-spacing="normal" officeooo:rsid="0033af12"/>
    </style:style>
    <style:style style:name="T30" style:family="text">
      <style:text-properties fo:font-variant="normal" fo:text-transform="none" fo:color="#222222" fo:letter-spacing="normal" officeooo:rsid="0034b6fd"/>
    </style:style>
    <style:style style:name="T31" style:family="text">
      <style:text-properties fo:font-variant="normal" fo:text-transform="none" fo:color="#0000a8" fo:letter-spacing="normal"/>
    </style:style>
    <style:style style:name="T32" style:family="text">
      <style:text-properties fo:font-variant="normal" fo:text-transform="none" fo:color="#0000a8" fo:letter-spacing="normal" officeooo:rsid="0016f217"/>
    </style:style>
    <style:style style:name="T33" style:family="text">
      <style:text-properties fo:font-variant="normal" fo:text-transform="none" fo:color="#0000a8" fo:letter-spacing="normal" officeooo:rsid="001a823e"/>
    </style:style>
    <style:style style:name="T34" style:family="text">
      <style:text-properties fo:font-variant="normal" fo:text-transform="none" fo:color="#0000a8" fo:letter-spacing="normal" officeooo:rsid="001a96cc"/>
    </style:style>
    <style:style style:name="T35" style:family="text">
      <style:text-properties fo:font-variant="normal" fo:text-transform="none" fo:color="#0000a8" fo:letter-spacing="normal" officeooo:rsid="001d85b4"/>
    </style:style>
    <style:style style:name="T36" style:family="text">
      <style:text-properties fo:font-variant="normal" fo:text-transform="none" fo:color="#0000a8" fo:letter-spacing="normal" officeooo:rsid="001eca2b"/>
    </style:style>
    <style:style style:name="T37" style:family="text">
      <style:text-properties fo:font-variant="normal" fo:text-transform="none" fo:color="#3a3a3a" style:font-name="Trebuchet MS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38" style:family="text">
      <style:text-properties fo:font-variant="normal" fo:text-transform="none" fo:color="#3a3a3a" style:font-name="Trebuchet MS" fo:font-size="14pt" fo:letter-spacing="normal" fo:font-style="normal" style:text-underline-style="none" fo:font-weight="bold" officeooo:rsid="00292340" style:font-size-asian="14pt" style:font-weight-asian="bold" style:font-size-complex="14pt" style:font-weight-complex="bold"/>
    </style:style>
    <style:style style:name="T39" style:family="text">
      <style:text-properties fo:color="#0000a8"/>
    </style:style>
    <style:style style:name="T40" style:family="text">
      <style:text-properties fo:color="#0000a8" style:text-underline-style="none" officeooo:rsid="0016f217"/>
    </style:style>
    <style:style style:name="T41" style:family="text">
      <style:text-properties fo:color="#0000a8" officeooo:rsid="002a1f4b"/>
    </style:style>
    <style:style style:name="T42" style:family="text">
      <style:text-properties fo:color="#0000a8" officeooo:rsid="0016f217"/>
    </style:style>
    <style:style style:name="T43" style:family="text">
      <style:text-properties fo:font-size="15pt" style:text-underline-style="none" fo:font-weight="bold" officeooo:rsid="00211b78" style:font-size-asian="15pt" style:font-weight-asian="bold" style:font-size-complex="15pt" style:font-weight-complex="bold"/>
    </style:style>
    <style:style style:name="T44" style:family="text">
      <style:text-properties fo:font-size="15pt" style:text-underline-style="none" fo:font-weight="bold" officeooo:rsid="0016f217" style:font-size-asian="15pt" style:font-weight-asian="bold" style:font-size-complex="15pt" style:font-weight-complex="bold"/>
    </style:style>
    <style:style style:name="T45" style:family="text">
      <style:text-properties fo:color="#222222" fo:font-weight="normal" style:font-weight-asian="normal" style:font-weight-complex="normal"/>
    </style:style>
    <style:style style:name="T46" style:family="text">
      <style:text-properties fo:color="#222222" fo:font-weight="normal" officeooo:rsid="0029e8d7" style:font-weight-asian="normal" style:font-weight-complex="normal"/>
    </style:style>
    <style:style style:name="T47" style:family="text">
      <style:text-properties fo:color="#222222" fo:font-weight="normal" officeooo:rsid="002cbacb" style:font-weight-asian="normal" style:font-weight-complex="normal"/>
    </style:style>
    <style:style style:name="T48" style:family="text">
      <style:text-properties officeooo:rsid="0016f2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5">Bewertung </text:span><text:span text:style-name="T3">Michael Prommer, Ralph Quidet:</text:span></text:p>
      <text:p text:style-name="P4"/>
      <text:p text:style-name="P18">Test der Programmfunktionen:</text:p>
      <text:p text:style-name="P1"/>
      <text:p text:style-name="P2"><text:span text:style-name="T2">Anweisungen zum Kompilieren, Starten des Programms</text:span><text:span text:style-name="T4">: </text:span></text:p>
      <text:p text:style-name="P4"/>
      <text:p text:style-name="P3"><text:span text:style-name="T40">Makefile, Hinweise zum Programmstart:</text:span><text:span text:style-name="T4"> </text:span><text:span text:style-name="T7">✔</text:span></text:p>
      <text:p text:style-name="P36"/>
      <text:p text:style-name="P5"><text:span text:style-name="T1">Programmstart</text:span>:</text:p>
      <text:p text:style-name="P4"/>
      <text:p text:style-name="P4"><text:span text:style-name="T39">Parameterübergabe beim Start, Hinweis falls ungültige/keine Paramter:</text:span> <text:span text:style-name="T6">✔</text:span></text:p>
      <text:p text:style-name="P48">Verbindung des Clients, ohne Start des Servers: </text:p>
      <text:p text:style-name="P39">✖ terminate called after throwing an instance of 'std::exception'</text:p>
      <text:p text:style-name="P36"><text:s text:c="2"/>what(): <text:s/>std::exception</text:p>
      <text:p text:style-name="P36">Aborted (core dumped)</text:p>
      <text:p text:style-name="P9"><text:span text:style-name="T31">Start des Servers mit gültigen Parametern:</text:span><text:span text:style-name="T6"> </text:span><text:span text:style-name="T10">✔</text:span></text:p>
      <text:p text:style-name="P10"><text:span text:style-name="T32">S</text:span><text:span text:style-name="T31">tart des Clients mit gültigen Parametern:</text:span><text:span text:style-name="T6"> </text:span><text:span text:style-name="T10">✔</text:span></text:p>
      <text:p text:style-name="P37"/>
      <text:p text:style-name="P6"><text:span text:style-name="T11">SEND</text:span><text:span text:style-name="T6">:</text:span></text:p>
      <text:p text:style-name="P11"><text:span text:style-name="T31">Protokollaufbau laut Aufgabenbeschreibung: </text:span><text:span text:style-name="T10">✖, </text:span><text:span text:style-name="T6"><text:s/>“\nEND</text:span><text:span text:style-name="T30">\n</text:span><text:span text:style-name="T6">” statt “\n.</text:span><text:span text:style-name="T30">\n</text:span><text:span text:style-name="T6">” als Endekennung einer Nachricht, Server antwortet nicht mit “Err” bei zu langem Sender, Empfänger, Betreff, </text:span><text:span text:style-name="T23">es wird aber erkannt das die Eingabe zu lang ist. </text:span><text:span text:style-name="T24">(Zum Betreff testen: asdfgasdfgasdfgasdfgasdfgasdfgasdfgasdfgasdfgasdfgasdfgasdfgasdfgasdfgasdfgasdfg … 81 Zeichen)</text:span></text:p>
      <text:p text:style-name="P45"><text:span text:style-name="T41">Zu Lange Eingaben werden erkannt</text:span><text:span text:style-name="T39">: </text:span><text:span text:style-name="T48">✔</text:span></text:p>
      <text:p text:style-name="P14"><text:span text:style-name="T31">Die Nachricht wird korrekt gespeichert: </text:span><text:span text:style-name="T10">✔</text:span></text:p>
      <text:p text:style-name="P14"><text:span text:style-name="T31">Erneutes Senden an selben Empfänger verursacht keine Probleme (es wird kein neuer Ordner erstellt, die Nachricht wird korrekt gespeichert): </text:span><text:span text:style-name="T10">✔</text:span></text:p>
      <text:p text:style-name="P40"/>
      <text:p text:style-name="P7"><text:span text:style-name="T11">LIST</text:span><text:span text:style-name="T6">:</text:span></text:p>
      <text:p text:style-name="P12"><text:span text:style-name="T31">Protokollaufbau laut Aufgabenbeschreibung: </text:span><text:span text:style-name="T10">✔</text:span><text:span text:style-name="T33"> </text:span><text:span text:style-name="T14">Anzahl der Nachrichten wird nicht ausgegeben.</text:span></text:p>
      <text:p text:style-name="P14"><text:span text:style-name="T31">LIST Befehl mit </text:span><text:span text:style-name="T36">nicht vorhandenem</text:span><text:span text:style-name="T31"> User ohne Nachrichten: </text:span><text:span text:style-name="T10">✔</text:span><text:span text:style-name="T31"> </text:span><text:span text:style-name="T6">Liefert “Err”, aber nicht die Nachrichtenanzahl von 0. Ist jedoch nicht so schlimm meiner Meinung nach.</text:span></text:p>
      <text:p text:style-name="P17"><text:span text:style-name="T31">LIST Befehl mit </text:span><text:span text:style-name="T36">vorhandenem</text:span><text:span text:style-name="T31"> User ohne Nachrichten: </text:span><text:span text:style-name="T10">✖ </text:span><text:span text:style-name="T16">Programm bleibt stehen </text:span><text:span text:style-name="T20">(falls vorher im Ordner Nachrichten waren und alle gelöscht wurden)</text:span></text:p>
      <text:p text:style-name="P50"/>
      <text:p text:style-name="P46">READ:</text:p>
      <text:p text:style-name="P12"><text:span text:style-name="T31">Protokollaufbau laut Aufgabenbeschreibung: </text:span><text:span text:style-name="T10">✔</text:span><text:span text:style-name="T33"> </text:span><text:span text:style-name="T14"><text:s/>“</text:span><text:span text:style-name="T15">OK” als Zwischenantwort des Servers fehlt bei Eingabe mit korrekten Parametern, jedoch auch nicht so schlimm.</text:span></text:p>
      <text:p text:style-name="P15"><text:span text:style-name="T35">READ</text:span><text:span text:style-name="T34"> Befehl mit </text:span><text:span text:style-name="T36">nicht vorhandenem </text:span><text:span text:style-name="T34">User: </text:span><text:span text:style-name="T10">✔</text:span><text:span text:style-name="T31"> </text:span><text:span text:style-name="T6">Liefert “Err”</text:span></text:p>
      <text:p text:style-name="P17"><text:span text:style-name="T35">READ</text:span><text:span text:style-name="T34"> Befehl mit </text:span><text:span text:style-name="T36">vorhandenem </text:span><text:span text:style-name="T34">User </text:span><text:span text:style-name="T36">aber ungültiger Nachrichtennummer</text:span><text:span text:style-name="T34">: </text:span><text:span text:style-name="T10">✖ </text:span><text:span text:style-name="T16">Programm bleibt stehen </text:span><text:span text:style-name="T20">(falls vorher im Ordner Nachrichten waren und alle gelöscht wurden)</text:span></text:p>
      <text:p text:style-name="P16"><text:span text:style-name="T36">Nachrichtennummer korrekt</text:span><text:span text:style-name="T34">: </text:span><text:span text:style-name="T10">✔</text:span></text:p>
      <text:p text:style-name="P41"/>
      <text:p text:style-name="P8"><text:span text:style-name="T13">DEL</text:span><text:span text:style-name="T12">:</text:span></text:p>
      <text:p text:style-name="P13"><text:span text:style-name="T31">Protokollaufbau laut Aufgabenbeschreibung: </text:span><text:span text:style-name="T10">✔</text:span><text:span text:style-name="T33"> </text:span><text:span text:style-name="T16">Aufbau ist korrekt</text:span></text:p>
      <text:p text:style-name="P16"><text:span text:style-name="T36">DEL</text:span><text:span text:style-name="T34"> Befehl mit </text:span><text:span text:style-name="T36">nicht vorhandenem </text:span><text:span text:style-name="T34">User: </text:span><text:span text:style-name="T10">✔</text:span><text:span text:style-name="T31"> </text:span><text:span text:style-name="T6">Liefert “Err”</text:span></text:p>
      <text:p text:style-name="P16"><text:span text:style-name="T36">DEL</text:span><text:span text:style-name="T34"> Befehl mit </text:span><text:span text:style-name="T36">vorhandenem </text:span><text:span text:style-name="T34">User </text:span><text:span text:style-name="T36">aber ungültiger Nachrichtennummer</text:span><text:span text:style-name="T34">: </text:span><text:span text:style-name="T10">✖ </text:span><text:span text:style-name="T16">Programm bleibt stehen </text:span><text:span text:style-name="T20">(falls vorher im Ordner Nachrichten waren und alle gelöscht wurden)</text:span></text:p>
      <text:p text:style-name="P43"/>
      <text:p text:style-name="P43"/>
      <text:p text:style-name="P8"><text:span text:style-name="T13">QUIT</text:span><text:span text:style-name="T12">: <text:s/></text:span><text:span text:style-name="T18">✔</text:span></text:p>
      <text:p text:style-name="P41"><text:soft-page-break/></text:p>
      <text:p text:style-name="P41"/>
      <text:p text:style-name="P19"><text:span text:style-name="T19">Generell zur Programmierung</text:span><text:span text:style-name="T17">:</text:span></text:p>
      <text:p text:style-name="P52"><text:span text:style-name="T16">S</text:span><text:span text:style-name="T6">ehr guter objektorientierter Aufbau des Servers und Clients. Die Kommentare sind aussagekräftig und das Programm liest sich relativ leicht. Leider fehlen wie oben beschrieben Error-Handlings </text:span><text:span text:style-name="T21">für Sonderfälle</text:span><text:span text:style-name="T6"> (falls ein Ordner leer ist, bleibt das Programm </text:span><text:span text:style-name="T21">bei LIST, SEND und READ</text:span><text:span text:style-name="T22">-</text:span><text:span text:style-name="T21">Befehlen </text:span><text:span text:style-name="T6">stehen).</text:span></text:p>
      <text:p text:style-name="P52"><text:span text:style-name="T6"/></text:p>
      <text:p text:style-name="P52"><text:span text:style-name="T6"/></text:p>
      <text:p text:style-name="P58"><text:span text:style-name="T43">Bewertung </text:span><text:span text:style-name="T44">: </text:span><text:span text:style-name="T37">Clemens Czermak und Simon Peleška </text:span><text:span text:style-name="T38">(VSYS.zip)</text:span></text:p>
      <text:p text:style-name="P22"/>
      <text:p text:style-name="P54">Test der Programmfunktionen:</text:p>
      <text:p text:style-name="P56"/>
      <text:p text:style-name="P57"><text:span text:style-name="T2">Anweisungen zum Kompilieren, Starten des Programms</text:span><text:span text:style-name="T4">: </text:span></text:p>
      <text:p text:style-name="P22"><text:span text:style-name="T10"/></text:p>
      <text:p text:style-name="P59"><text:span text:style-name="T40">Makefile, Hinweise zum Programmstart:</text:span><text:span text:style-name="T4"> </text:span><text:span text:style-name="T8">✔, </text:span><text:span text:style-name="T9">Makefile vorhanden</text:span></text:p>
      <text:p text:style-name="P38"/>
      <text:p text:style-name="P24"><text:span text:style-name="T1">Programmstart</text:span>:</text:p>
      <text:p text:style-name="P22"/>
      <text:p text:style-name="P23"><text:span text:style-name="T39">Parameterübergabe beim Start, Hinweis falls ungültige/keine Paramter:</text:span> <text:span text:style-name="T17">✔</text:span></text:p>
      <text:p text:style-name="P49">Verbindung des Clients, ohne Start des Servers: <text:s/><text:span text:style-name="T45">✔, </text:span><text:span text:style-name="T46">Fehlermeldung, </text:span><text:span text:style-name="T47">ohne Absturz</text:span></text:p>
      <text:p text:style-name="P38"/>
      <text:p text:style-name="P27"><text:span text:style-name="T31">Start des Servers mit gültigen Parametern:</text:span><text:span text:style-name="T6"> </text:span><text:span text:style-name="T18">✔</text:span></text:p>
      <text:p text:style-name="P27"><text:span text:style-name="T32">S</text:span><text:span text:style-name="T31">tart des Clients mit gültigen Parametern:</text:span><text:span text:style-name="T6"> </text:span><text:span text:style-name="T18">✔</text:span></text:p>
      <text:p text:style-name="P38"/>
      <text:p text:style-name="P24"><text:span text:style-name="T11">SEND</text:span><text:span text:style-name="T6">:</text:span></text:p>
      <text:p text:style-name="P28"><text:span text:style-name="T31">Protokollaufbau laut Aufgabenbeschreibung: </text:span><text:span text:style-name="T10">✔, </text:span><text:span text:style-name="T26">Nachricht wird beim Sender gespeichert</text:span></text:p>
      <text:p text:style-name="P45"><text:span text:style-name="T41">Zu Lange Eingaben werden erkannt</text:span><text:span text:style-name="T42">: </text:span><text:span text:style-name="T48">✔, “Err”</text:span></text:p>
      <text:p text:style-name="P32"><text:span text:style-name="T31">Die Nachricht wird korrekt gespeichert: </text:span><text:span text:style-name="T10">✔</text:span></text:p>
      <text:p text:style-name="P32"><text:span text:style-name="T31">Erneutes Senden an selben Empfänger verursacht keine Probleme (es wird kein neuer Ordner erstellt, die Nachricht wird korrekt gespeichert): </text:span><text:span text:style-name="T10">✔</text:span></text:p>
      <text:p text:style-name="P42"/>
      <text:p text:style-name="P24"><text:span text:style-name="T11">LIST</text:span><text:span text:style-name="T6">:</text:span></text:p>
      <text:p text:style-name="P29"><text:span text:style-name="T31">Protokollaufbau laut Aufgabenbeschreibung: </text:span><text:span text:style-name="T10">✔</text:span></text:p>
      <text:p text:style-name="P33"><text:span text:style-name="T31">LIST Befehl mit </text:span><text:span text:style-name="T36">nicht vorhandenem</text:span><text:span text:style-name="T31"> User ohne Nachrichten: </text:span><text:span text:style-name="T10">✔, “</text:span><text:span text:style-name="T25">0”</text:span></text:p>
      <text:p text:style-name="P33"><text:span text:style-name="T31">LIST Befehl mit </text:span><text:span text:style-name="T36">vorhandenem</text:span><text:span text:style-name="T31"> User ohne Nachrichten: </text:span><text:span text:style-name="T10">✔, “</text:span><text:span text:style-name="T25">0”</text:span></text:p>
      <text:p text:style-name="P51"/>
      <text:p text:style-name="P47">READ:</text:p>
      <text:p text:style-name="P30"><text:span text:style-name="T31">Protokollaufbau laut Aufgabenbeschreibung: </text:span><text:span text:style-name="T10">✔</text:span></text:p>
      <text:p text:style-name="P34"><text:span text:style-name="T35">READ</text:span><text:span text:style-name="T34"> Befehl mit </text:span><text:span text:style-name="T36">nicht vorhandenem </text:span><text:span text:style-name="T34">User: </text:span><text:span text:style-name="T10">✔, “</text:span><text:span text:style-name="T27">Err”</text:span></text:p>
      <text:p text:style-name="P34"><text:span text:style-name="T35">READ</text:span><text:span text:style-name="T34"> Befehl mit </text:span><text:span text:style-name="T36">vorhandenem </text:span><text:span text:style-name="T34">User </text:span><text:span text:style-name="T36">aber ungültiger Nachrichtennummer</text:span><text:span text:style-name="T34">: <text:s/></text:span><text:span text:style-name="T10">✔, “</text:span><text:span text:style-name="T27">Err”</text:span></text:p>
      <text:p text:style-name="P34"><text:span text:style-name="T36">Nachrichtennummer korrekt</text:span><text:span text:style-name="T34">: </text:span><text:span text:style-name="T10">✔</text:span></text:p>
      <text:p text:style-name="P42"/>
      <text:p text:style-name="P25"><text:span text:style-name="T13">DEL</text:span><text:span text:style-name="T12">:</text:span></text:p>
      <text:p text:style-name="P31"><text:span text:style-name="T31">Protokollaufbau laut Aufgabenbeschreibung: </text:span><text:span text:style-name="T10">✔</text:span></text:p>
      <text:p text:style-name="P35"><text:span text:style-name="T36">DEL</text:span><text:span text:style-name="T34"> Befehl mit </text:span><text:span text:style-name="T36">nicht vorhandenem </text:span><text:span text:style-name="T34">User: </text:span><text:span text:style-name="T10">✔</text:span></text:p>
      <text:p text:style-name="P35"><text:span text:style-name="T36">DEL</text:span><text:span text:style-name="T34"> Befehl mit </text:span><text:span text:style-name="T36">vorhandenem </text:span><text:span text:style-name="T34">User </text:span><text:span text:style-name="T36">aber ungültiger Nachrichtennummer</text:span><text:span text:style-name="T34">: </text:span><text:span text:style-name="T10">✔</text:span></text:p>
      <text:p text:style-name="P44"/>
      <text:p text:style-name="P26"><text:span text:style-name="T13">QUIT</text:span><text:span text:style-name="T12">:</text:span><text:span text:style-name="T10"> </text:span><text:span text:style-name="T18">✔</text:span></text:p>
      <text:p text:style-name="P42"/>
      <text:p text:style-name="P42"/>
      <text:p text:style-name="P55"><text:soft-page-break/><text:span text:style-name="T19">Generell zur Programmierung</text:span><text:span text:style-name="T17">:</text:span></text:p>
      <text:p text:style-name="P53"><text:span text:style-name="T6">Sehr gute objektorientierte Programmierung, </text:span><text:span text:style-name="T28">a</text:span><text:span text:style-name="T6">ussagekräftige Kommentare, README vorhanden. </text:span><text:span text:style-name="T29">Konnte keine Fehler finden, Aufgabenstellung einwandfrei umgesetz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5:46:59.045537144</meta:creation-date>
    <meta:generator>LibreOffice/5.3.1.2$Linux_X86_64 LibreOffice_project/30m0$Build-2</meta:generator>
    <dc:date>2017-10-27T13:16:18.570250584</dc:date>
    <meta:editing-duration>PT1H12M29S</meta:editing-duration>
    <meta:editing-cycles>26</meta:editing-cycles>
    <meta:document-statistic meta:table-count="0" meta:image-count="0" meta:object-count="0" meta:page-count="3" meta:paragraph-count="63" meta:word-count="524" meta:character-count="3953" meta:non-whitespace-character-count="3481"/>
  </office:meta>
</office:document-meta>
</file>